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1.98mm"/>
    </style:style>
    <style:style style:name="co2" style:family="table-column">
      <style:table-column-properties fo:break-before="auto" style:column-width="43.6mm"/>
    </style:style>
    <style:style style:name="co3" style:family="table-column">
      <style:table-column-properties fo:break-before="auto" style:column-width="45.1mm"/>
    </style:style>
    <style:style style:name="co4" style:family="table-column">
      <style:table-column-properties fo:break-before="auto" style:column-width="2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ESSID</text:p>
          </table:table-cell>
          <table:table-cell office:value-type="string" calcext:value-type="string">
            <text:p>POTENCIA [dB]</text:p>
          </table:table-cell>
          <table:table-cell office:value-type="string" calcext:value-type="string">
            <text:p>POTENCIA [mW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M_Visitantes₁</text:p>
          </table:table-cell>
          <table:table-cell office:value-type="float" office:value="-48" calcext:value-type="float">
            <text:p>-48</text:p>
          </table:table-cell>
          <table:table-cell table:formula="of:=EXP([.B2]/10)" office:value-type="float" office:value="0.00822974704902003" calcext:value-type="float">
            <text:p>0,008229747</text:p>
          </table:table-cell>
          <table:table-cell>
            <draw:frame table:end-cell-address="Hoja1.J17" table:end-x="12.42mm" table:end-y="3.93mm" draw:z-index="0" draw:name="Gráfico 2" draw:style-name="gr1" draw:text-style-name="P1" svg:width="167.08mm" svg:height="75.76mm" svg:x="12.45mm" svg:y="3.31mm">
              <loext:p draw:notify-on-update-of-ranges="Hoja1.A2:Hoja1.A16 Hoja1.A2:Hoja1.A17 Hoja1.C2:Hoja1.C1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AM_Visitantes₂</text:p>
          </table:table-cell>
          <table:table-cell office:value-type="float" office:value="-76" calcext:value-type="float">
            <text:p>-76</text:p>
          </table:table-cell>
          <table:table-cell table:formula="of:=EXP([.B3]/10)" office:value-type="float" office:value="0.000500451433440611" calcext:value-type="float">
            <text:p>0,00050045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M_Visitantes₃</text:p>
          </table:table-cell>
          <table:table-cell office:value-type="float" office:value="-76" calcext:value-type="float">
            <text:p>-76</text:p>
          </table:table-cell>
          <table:table-cell table:formula="of:=EXP([.B4]/10)" office:value-type="float" office:value="0.000500451433440611" calcext:value-type="float">
            <text:p>0,00050045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-61</text:p>
          </table:table-cell>
          <table:table-cell office:value-type="float" office:value="-84" calcext:value-type="float">
            <text:p>-84</text:p>
          </table:table-cell>
          <table:table-cell table:formula="of:=EXP([.B5]/10)" office:value-type="float" office:value="0.000224867324178848" calcext:value-type="float">
            <text:p>0,000224867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uroam₁</text:p>
          </table:table-cell>
          <table:table-cell office:value-type="float" office:value="-48" calcext:value-type="float">
            <text:p>-48</text:p>
          </table:table-cell>
          <table:table-cell table:formula="of:=EXP([.B6]/10)" office:value-type="float" office:value="0.00822974704902003" calcext:value-type="float">
            <text:p>0,0082297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ayfisaWIFI</text:p>
          </table:table-cell>
          <table:table-cell office:value-type="float" office:value="-94" calcext:value-type="float">
            <text:p>-94</text:p>
          </table:table-cell>
          <table:table-cell table:formula="of:=EXP([.B7]/10)" office:value-type="float" office:value="0.0000827240655566322" calcext:value-type="float">
            <text:p>8,27240655566322E-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M_Visitantes₄</text:p>
          </table:table-cell>
          <table:table-cell office:value-type="float" office:value="-76" calcext:value-type="float">
            <text:p>-76</text:p>
          </table:table-cell>
          <table:table-cell table:formula="of:=EXP([.B8]/10)" office:value-type="float" office:value="0.000500451433440611" calcext:value-type="float">
            <text:p>0,00050045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FI-IIC</text:p>
          </table:table-cell>
          <table:table-cell office:value-type="float" office:value="-85" calcext:value-type="float">
            <text:p>-85</text:p>
          </table:table-cell>
          <table:table-cell table:formula="of:=EXP([.B9]/10)" office:value-type="float" office:value="0.000203468369010644" calcext:value-type="float">
            <text:p>0,00020346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uroam₂</text:p>
          </table:table-cell>
          <table:table-cell office:value-type="float" office:value="-70" calcext:value-type="float">
            <text:p>-70</text:p>
          </table:table-cell>
          <table:table-cell table:formula="of:=EXP([.B10]/10)" office:value-type="float" office:value="0.000911881965554516" calcext:value-type="float">
            <text:p>0,0009118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M_Visitantes₅</text:p>
          </table:table-cell>
          <table:table-cell office:value-type="float" office:value="-89" calcext:value-type="float">
            <text:p>-89</text:p>
          </table:table-cell>
          <table:table-cell table:formula="of:=EXP([.B11]/10)" office:value-type="float" office:value="0.000136388926482011" calcext:value-type="float">
            <text:p>0,000136388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RECT-47</text:p>
          </table:table-cell>
          <table:table-cell office:value-type="float" office:value="-85" calcext:value-type="float">
            <text:p>-85</text:p>
          </table:table-cell>
          <table:table-cell table:formula="of:=EXP([.B12]/10)" office:value-type="float" office:value="0.000203468369010644" calcext:value-type="float">
            <text:p>0,000203468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uroam₃</text:p>
          </table:table-cell>
          <table:table-cell office:value-type="float" office:value="-87" calcext:value-type="float">
            <text:p>-87</text:p>
          </table:table-cell>
          <table:table-cell table:formula="of:=EXP([.B13]/10)" office:value-type="float" office:value="0.000166585810987634" calcext:value-type="float">
            <text:p>0,000166585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duroam₄</text:p>
          </table:table-cell>
          <table:table-cell office:value-type="float" office:value="-77" calcext:value-type="float">
            <text:p>-77</text:p>
          </table:table-cell>
          <table:table-cell table:formula="of:=EXP([.B14]/10)" office:value-type="float" office:value="0.000452827182886797" calcext:value-type="float">
            <text:p>0,00045282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AM_Visitantes₆</text:p>
          </table:table-cell>
          <table:table-cell office:value-type="float" office:value="-92" calcext:value-type="float">
            <text:p>-92</text:p>
          </table:table-cell>
          <table:table-cell table:formula="of:=EXP([.B15]/10)" office:value-type="float" office:value="0.000101039401837093" calcext:value-type="float">
            <text:p>0,0001010394</text:p>
          </table:table-cell>
          <table:table-cell table:number-columns-repeated="1021"/>
        </table:table-row>
        <table:table-row table:style-name="ro2">
          <table:table-cell table:style-name="Default" office:value-type="string" calcext:value-type="string">
            <text:p>Moto G</text:p>
          </table:table-cell>
          <table:table-cell table:style-name="Default" office:value-type="float" office:value="-76" calcext:value-type="float">
            <text:p>-76</text:p>
          </table:table-cell>
          <table:table-cell table:formula="of:=EXP([.B16]/10)" office:value-type="float" office:value="0.000500451433440611" calcext:value-type="float">
            <text:p>0,0005004514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JP Regular" style:font-family-asian="'Noto Sans CJK JP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1:37:41</meta:creation-date>
    <meta:initial-creator>Miguel</meta:initial-creator>
    <dc:language>es-ES</dc:language>
    <dc:date>2019-06-24T20:49:24.772347425</dc:date>
    <meta:editing-cycles>2</meta:editing-cycles>
    <meta:editing-duration>PT45M13S</meta:editing-duration>
    <meta:generator>LibreOffice/5.1.6.2$Linux_X86_64 LibreOffice_project/10m0$Build-2</meta:generator>
    <meta:document-statistic meta:table-count="1" meta:cell-count="48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b9bd5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709cm" svg:height="7.577cm" xlink:href=".." xlink:type="simple" chart:class="chart:bar" chart:style-name="ch1">
        <chart:title svg:x="5.492cm" svg:y="0.387cm" chart:style-name="ch2">
          <text:p>POTENCIA [mW]</text:p>
        </chart:title>
        <chart:plot-area chart:style-name="ch3" table:cell-range-address="Hoja1.A2:Hoja1.A17 Hoja1.C2:Hoja1.C16" chart:data-source-has-labels="both" svg:x="0.334cm" svg:y="1.303cm" svg:width="16.041cm" svg:height="6.123cm">
          <chartooo:coordinate-region svg:x="1.836cm" svg:y="1.303cm" svg:width="14.539cm" svg:height="3.7cm"/>
          <chart:axis chart:dimension="x" chart:name="primary-x" chart:style-name="ch4" chartooo:axis-type="auto">
            <chartooo:date-scale/>
            <chart:categories table:cell-range-address="Hoja1.A2:Hoja1.A16"/>
          </chart:axis>
          <chart:axis chart:dimension="y" chart:name="primary-y" chart:style-name="ch5"/>
          <chart:series chart:style-name="ch6" chart:values-cell-range-address="Hoja1.C2:Hoja1.C16" chart:label-cell-address="Hoja1.A2:Hoja1.A17" chart:class="chart:bar">
            <chart:data-point chart:style-name="ch7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AM_Visitantes₁ UAM_Visitantes₂ UAM_Visitantes₃ DIRECT-61 eduroam₁ DayfisaWIFI UAM_Visitantes₄ WIFI-IIC Eduroam₂ UAM_Visitantes₅ DIRECT-47 Eduroam₃ Eduroam₄ UAM_Visitantes₆ Moto G</text:p>
                <text:list>
                  <text:list-item>
                    <text:p>UAM_Visitantes₁</text:p>
                  </text:list-item>
                  <text:list-item>
                    <text:p>UAM_Visitantes₂</text:p>
                  </text:list-item>
                  <text:list-item>
                    <text:p>UAM_Visitantes₃</text:p>
                  </text:list-item>
                  <text:list-item>
                    <text:p>DIRECT-61</text:p>
                  </text:list-item>
                  <text:list-item>
                    <text:p>eduroam₁</text:p>
                  </text:list-item>
                  <text:list-item>
                    <text:p>DayfisaWIFI</text:p>
                  </text:list-item>
                  <text:list-item>
                    <text:p>UAM_Visitantes₄</text:p>
                  </text:list-item>
                  <text:list-item>
                    <text:p>WIFI-IIC</text:p>
                  </text:list-item>
                  <text:list-item>
                    <text:p>Eduroam₂</text:p>
                  </text:list-item>
                  <text:list-item>
                    <text:p>UAM_Visitantes₅</text:p>
                  </text:list-item>
                  <text:list-item>
                    <text:p>DIRECT-47</text:p>
                  </text:list-item>
                  <text:list-item>
                    <text:p>Eduroam₃</text:p>
                  </text:list-item>
                  <text:list-item>
                    <text:p>Eduroam₄</text:p>
                  </text:list-item>
                  <text:list-item>
                    <text:p>UAM_Visitantes₆</text:p>
                  </text:list-item>
                  <text:list-item>
                    <text:p>Moto G</text:p>
                  </text:list-item>
                  <text:list-item>
                    <text:p/>
                  </text:list-item>
                </text:list>
                <draw:g>
                  <svg:desc>Hoja1.A2:Hoja1.A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AM_Visitantes₁</text:p>
                <draw:g>
                  <svg:desc>Hoja1.A2:Hoja1.A16</svg:desc>
                </draw:g>
              </table:table-cell>
              <table:table-cell office:value-type="float" office:value="0.00822974704902003">
                <text:p>0.00822974704902003</text:p>
                <draw:g>
                  <svg:desc>Hoja1.C2:Hoja1.C16</svg:desc>
                </draw:g>
              </table:table-cell>
            </table:table-row>
            <table:table-row>
              <table:table-cell office:value-type="string">
                <text:p>UAM_Visitantes₂</text:p>
              </table:table-cell>
              <table:table-cell office:value-type="float" office:value="0.000500451433440611">
                <text:p>0.000500451433440611</text:p>
              </table:table-cell>
            </table:table-row>
            <table:table-row>
              <table:table-cell office:value-type="string">
                <text:p>UAM_Visitantes₃</text:p>
              </table:table-cell>
              <table:table-cell office:value-type="float" office:value="0.000500451433440611">
                <text:p>0.000500451433440611</text:p>
              </table:table-cell>
            </table:table-row>
            <table:table-row>
              <table:table-cell office:value-type="string">
                <text:p>DIRECT-61</text:p>
              </table:table-cell>
              <table:table-cell office:value-type="float" office:value="0.000224867324178848">
                <text:p>0.000224867324178848</text:p>
              </table:table-cell>
            </table:table-row>
            <table:table-row>
              <table:table-cell office:value-type="string">
                <text:p>eduroam₁</text:p>
              </table:table-cell>
              <table:table-cell office:value-type="float" office:value="0.00822974704902003">
                <text:p>0.00822974704902003</text:p>
              </table:table-cell>
            </table:table-row>
            <table:table-row>
              <table:table-cell office:value-type="string">
                <text:p>DayfisaWIFI</text:p>
              </table:table-cell>
              <table:table-cell office:value-type="float" office:value="0.0000827240655566322">
                <text:p>0.0000827240655566322</text:p>
              </table:table-cell>
            </table:table-row>
            <table:table-row>
              <table:table-cell office:value-type="string">
                <text:p>UAM_Visitantes₄</text:p>
              </table:table-cell>
              <table:table-cell office:value-type="float" office:value="0.000500451433440611">
                <text:p>0.000500451433440611</text:p>
              </table:table-cell>
            </table:table-row>
            <table:table-row>
              <table:table-cell office:value-type="string">
                <text:p>WIFI-IIC</text:p>
              </table:table-cell>
              <table:table-cell office:value-type="float" office:value="0.000203468369010644">
                <text:p>0.000203468369010644</text:p>
              </table:table-cell>
            </table:table-row>
            <table:table-row>
              <table:table-cell office:value-type="string">
                <text:p>Eduroam₂</text:p>
              </table:table-cell>
              <table:table-cell office:value-type="float" office:value="0.000911881965554516">
                <text:p>0.000911881965554516</text:p>
              </table:table-cell>
            </table:table-row>
            <table:table-row>
              <table:table-cell office:value-type="string">
                <text:p>UAM_Visitantes₅</text:p>
              </table:table-cell>
              <table:table-cell office:value-type="float" office:value="0.000136388926482011">
                <text:p>0.000136388926482011</text:p>
              </table:table-cell>
            </table:table-row>
            <table:table-row>
              <table:table-cell office:value-type="string">
                <text:p>DIRECT-47</text:p>
              </table:table-cell>
              <table:table-cell office:value-type="float" office:value="0.000203468369010644">
                <text:p>0.000203468369010644</text:p>
              </table:table-cell>
            </table:table-row>
            <table:table-row>
              <table:table-cell office:value-type="string">
                <text:p>Eduroam₃</text:p>
              </table:table-cell>
              <table:table-cell office:value-type="float" office:value="0.000166585810987634">
                <text:p>0.000166585810987634</text:p>
              </table:table-cell>
            </table:table-row>
            <table:table-row>
              <table:table-cell office:value-type="string">
                <text:p>Eduroam₄</text:p>
              </table:table-cell>
              <table:table-cell office:value-type="float" office:value="0.000452827182886797">
                <text:p>0.000452827182886797</text:p>
              </table:table-cell>
            </table:table-row>
            <table:table-row>
              <table:table-cell office:value-type="string">
                <text:p>UAM_Visitantes₆</text:p>
              </table:table-cell>
              <table:table-cell office:value-type="float" office:value="0.000101039401837093">
                <text:p>0.000101039401837093</text:p>
              </table:table-cell>
            </table:table-row>
            <table:table-row>
              <table:table-cell office:value-type="string">
                <text:p>Moto G</text:p>
              </table:table-cell>
              <table:table-cell office:value-type="float" office:value="0.000500451433440611">
                <text:p>0.0005004514334406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